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Segoe UI" svg:font-family="'Segoe UI'" style:font-family-generic="swiss"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fo:language="en" fo:country="US" officeooo:paragraph-rsid="00152fa1"/>
    </style:style>
    <style:style style:name="P2" style:family="paragraph" style:parent-style-name="Standard">
      <style:paragraph-properties fo:text-align="justify" style:justify-single-word="false"/>
      <style:text-properties fo:language="en" fo:country="US" officeooo:paragraph-rsid="00152fa1"/>
    </style:style>
    <style:style style:name="P3" style:family="paragraph" style:parent-style-name="Standard">
      <style:text-properties officeooo:paragraph-rsid="00152fa1"/>
    </style:style>
    <style:style style:name="P4" style:family="paragraph" style:parent-style-name="Standard">
      <style:paragraph-properties fo:text-align="justify" style:justify-single-word="false"/>
      <style:text-properties officeooo:paragraph-rsid="00152fa1"/>
    </style:style>
    <style:style style:name="P5" style:family="paragraph" style:parent-style-name="Standard" style:master-page-name="MP0">
      <style:paragraph-properties style:page-number="auto" fo:break-before="page"/>
      <style:text-properties fo:language="en" fo:country="US" officeooo:paragraph-rsid="00152fa1"/>
    </style:style>
    <style:style style:name="T1" style:family="text">
      <style:text-properties fo:language="en" fo:country="US"/>
    </style:style>
    <style:style style:name="T2" style:family="text">
      <style:text-properties fo:language="en" fo:country="US" officeooo:rsid="00176046"/>
    </style:style>
    <style:style style:name="T3" style:family="text">
      <style:text-properties fo:language="en" fo:country="US" officeooo:rsid="0017bacf"/>
    </style:style>
    <style:style style:name="T4" style:family="text">
      <style:text-properties officeooo:rsid="00176046"/>
    </style:style>
    <style:style style:name="T5" style:family="text">
      <style:text-properties officeooo:rsid="0017ba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ear editor,</text:p>
      <text:p text:style-name="P1"/>
      <text:p text:style-name="P2">we would like to submit our manuscript titled “The effects of uncertain context inference on motor adaptation” for publication as an original research article in the journal <text:span text:style-name="T5">PLOS Computational Biology</text:span>.</text:p>
      <text:p text:style-name="P2"/>
      <text:p text:style-name="P4"><text:span text:style-name="Absatz-Standardschriftart"><text:span text:style-name="T1">Following the predictive coding hypothesis and an active inference account, we here aim at showing that even in apparently trivial hand movements measured in classic motor control experiments, there is strong evidence for predictive brain mechanisms based on probabilistic Bayesian inference. Specifically, we follow the assumption that the predictive brain makes context-specific decisions about its own movements. To show this, we consider context inference as a continuous process of Bayesian integration of sensory information and prior knowledge, as opposed to immediate switches between known, deterministic contexts. We show that this process provides a single, unifying explanation for a surprisingly large number of training and performance history effects on observed motor responses in human participants. To do this, we introduce a novel mathematical model for motor adaptation with an explicit mechanism for context inference based on exact Bayesian inference. By combining simulations with experimental results from previous studies, we show clear evidence for this continuous process of belief updating can be found in measured behavior during several standard motor adaptation tasks, including effects on learning rate and task switching. Interestingly, previous explanations for these and other effects usually rely on a number of ad-hoc assumptions which we found to be redundant.</text:span></text:span></text:p>
      <text:p text:style-name="P4"/>
      <text:p text:style-name="P2">These results show that the effect of context on behavior is profound and can be readily detected in experiments that were not even originally designed to test for contextual effects. Our results add to our understanding of the effects of context inference, which has been shown to affect not only behavior <text:span text:style-name="T5">(e.g. Heald et al. (2021). Nature)</text:span>, but also neuronal population activity (e.g. in Sanders et al. (2020). eLife 9) and even single Purkinje cells (e.g. in Herzfeld et al. (2018). Nature Neuroscience 21, no. 5).</text:p>
      <text:p text:style-name="P2"/>
      <text:p text:style-name="P4"><text:span text:style-name="Absatz-Standardschriftart"><text:span text:style-name="T1">Our account of contextual motor adaptation also makes key predictions for how context influences concrete behavior. These can be tested in future experimental studies, with wide-ranging implications for our understanding of the way motor control is performed by the brain. Importantly, neither the phenomena discussed in the manuscript nor the predictions made by the model depend on its exact mathematical implementation. Instead, they stem from the generic notion that context inference, formulated in a predictive coding framework, is an independent process of evidence accumulation that occurs constantly and whose intricacies affect our everyday behavior. We believe that this interpretation has important implications for our understanding of how behavior is computed by a predictive brain and will be interesting to both experimental and theoretical readers of </text:span></text:span><text:span text:style-name="Absatz-Standardschriftart"><text:span text:style-name="T3">PLOS Computational Biology</text:span></text:span><text:span text:style-name="Absatz-Standardschriftart"><text:span text:style-name="T2">.</text:span></text:span></text:p>
      <text:p text:style-name="P1"/>
      <text:p text:style-name="P1"/>
      <text:p text:style-name="P3"><text:span text:style-name="Absatz-Standardschriftart"><text:span text:style-name="T1">Sincerely,<text:line-break/>Darío Cuevas &amp; Stefan Kiebel</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Segoe UI" svg:font-family="'Segoe UI'" style:font-family-generic="swiss" style:font-pitch="variable"/>
    <style:font-face style:name="Source Han Sans CN" svg:font-family="'Source Han Sans C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loext:hyphenation-no-caps="false"/>
    </style:style>
    <style:style style:name="Absatz-Standardschriftart" style:family="tex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4.1$Linux_X86_64 LibreOffice_project/20$Build-1</meta:generator>
    <meta:creation-date>2021-11-08T14:44:00Z</meta:creation-date>
    <dc:date>2022-01-11T14:46:21.716925775</dc:date>
    <meta:editing-cycles>20</meta:editing-cycles>
    <meta:editing-duration>PT21M13S</meta:editing-duration>
    <meta:document-statistic meta:table-count="0" meta:image-count="0" meta:object-count="0" meta:page-count="1" meta:paragraph-count="6" meta:word-count="452" meta:character-count="3062" meta:non-whitespace-character-count="2616"/>
    <meta:template xlink:type="simple" xlink:actuate="onRequest" xlink:title="" xlink:href="../../../../../../tmp/mozilla_dario0/cover_letter_sk.odt/Normal"/>
  </office:meta>
</office:document-meta>
</file>